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OW TO HANDLE THE SCRIPTURES (4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HOW TO HANDLE THE SCRIPTURES (4:1-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As practiced by Paul the apostle (4:1-2, 5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As practiced by Paul the apostle (4:1-2, 5-7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His approach in regard to the divine message (4:1-2, 5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His approach in regard to the divine message (4:1-2, 5)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does not use secret and shameful methods (4:1-2a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does not distort the Word of God (4:2b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He preaches Jesus and not himself (4:5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As practiced by Paul the apostle (4:1-2, 5-7)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His approach in regard to the divine message (4:1-2, 5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His attitude in regard to the human messenger (4:6-7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His attitude in regard to the human messenger (4:6-7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The illustration (4:6-7a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implication (4:7b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As practiced by Paul the apostle (4:1-2, 5-7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His approach in regard to the divine message (4:1-2, 5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is attitude in regard to the human messenger (4:6-7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HOW TO HANDLE THE SCRIPTURES (4:1-7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As practiced by Paul the apostle (4:1-2, 5-7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As practiced by Satan, the adversary (4:3-4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2 CORINTHIANS 4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HOW TO HANDLE THE SCRIPTURES (4:1-7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HOW TO HANDLE SUFFERING (4:8-18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-title-Title-Slide" presentation:presentation-page-layout-name="Master1-PPL1" draw:id="Slide-265">
        <draw:frame draw:id="id101" presentation:style-name="a557" draw:name="Title 1" svg:x="1.38in" svg:y="0.83in" svg:width="10.3in" svg:height="4.42in" presentation:class="title" presentation:placeholder="false">
          <draw:text-box>
            <text:p text:style-name="a556" text:class-names="" text:cond-style-name=""><text:span text:style-name="a554" text:class-names="">HOW TO HANDLE SUFFERING (4:8-18):<text:s text:c="1"/></text:span><text:span text:style-name="a555" text:class-names=""/></text:p>
          </draw:text-box>
          <svg:title/>
          <svg:desc/>
        </draw:frame>
        <draw:frame draw:id="id102" presentation:style-name="a562" draw:name="Subtitle 2" svg:x="1.38in" svg:y="5.25in" svg:width="10.3in" svg:height="1.85in" presentation:class="subtitle" presentation:placeholder="false">
          <draw:text-box>
            <text:p text:style-name="a559" text:class-names="" text:cond-style-name=""><text:span text:style-name="a558" text:class-names=""><text:s text:c="1"/>The reality of suffering (4:8-9):<text:s text:c="1"/></text:span></text:p>
            <text:p text:style-name="a561" text:class-names="" text:cond-style-name=""><text:span text:style-name="a560" text:class-names=""/></text:p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reality of suffering (4:8-9):<text:s text:c="1"/></text:span><text:span text:style-name="a565" text:class-names=""/></text:p>
          </draw:text-box>
          <svg:title/>
          <svg:desc/>
        </draw:frame>
        <draw:frame draw:id="id104" presentation:style-name="a583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Pressed on every side by troubles (4:8a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Perplexed but not giving up (4:8b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Hunted down but not abandoned (4:9a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Knocked down but able to keep going (4:9b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HOW TO HANDLE SUFFERING (4:8-18):<text:s text:c="1"/></text:span><text:span text:style-name="a586" text:class-names=""/></text:p>
          </draw:text-box>
          <svg:title/>
          <svg:desc/>
        </draw:frame>
        <draw:frame draw:id="id106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reality of suffering (4:8-9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(desired) reaction to suffering (4:10-13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The (desired) reaction to suffering (4:10-13)<text:s text:c="1"/></text:span><text:span text:style-name="a601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Paul shares in the death of Jesus so that the life of Jesus may be seen (4:10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He lives under constant danger so that Jesus will be obvious to them (4:11-12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He continues to preach (4:13)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HOW TO HANDLE SUFFERING (4:8-18):<text:s text:c="1"/></text:span><text:span text:style-name="a619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reality of suffering (4:8-9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(desired) reaction to suffering (4:10-13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rewards of suffering (4:14-18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The rewards of suffering (4:14-18)<text:s text:c="1"/></text:span><text:span text:style-name="a637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Concerning the future (4:14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Concerning the present (4:16-18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HOW TO HANDLE SUFFERING (4:8-18):<text:s text:c="1"/></text:span><text:span text:style-name="a652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The reality of suffering (4:8-9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(desired) reaction to suffering (4:10-13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rewards of suffering (4:14-18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2 CORINTHIANS 4<text:s text:c="1"/>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HOW TO HANDLE THE SCRIPTURES (4:1-7)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HOW TO HANDLE SUFFERING (4:8-18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4 </dc:title>
    <meta:initial-creator>David STRICKLAND</meta:initial-creator>
    <dc:creator>David STRICKLAND</dc:creator>
    <meta:creation-date>2020-02-24T10:48:46Z</meta:creation-date>
    <dc:date>2020-02-24T10:48:46Z</dc:date>
    <meta:template xlink:href="BibleStudy" xlink:type="simple"/>
    <meta:editing-cycles>1</meta:editing-cycles>
    <meta:editing-duration>PT0S</meta:editing-duration>
    <meta:document-statistic meta:paragraph-count="53" meta:word-count="506"/>
  </office:meta>
</office:document-meta>
</file>